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181a" officeooo:paragraph-rsid="0003181a"/>
    </style:style>
    <style:style style:name="P2" style:family="paragraph" style:parent-style-name="Standard">
      <style:text-properties officeooo:rsid="0003d82c" officeooo:paragraph-rsid="0003d82c"/>
    </style:style>
    <style:style style:name="P3" style:family="paragraph" style:parent-style-name="Standard">
      <style:text-properties officeooo:rsid="00046f80" officeooo:paragraph-rsid="00046f80"/>
    </style:style>
    <style:style style:name="P4" style:family="paragraph" style:parent-style-name="Standard">
      <style:text-properties officeooo:rsid="00058482" officeooo:paragraph-rsid="00058482"/>
    </style:style>
    <style:style style:name="P5" style:family="paragraph" style:parent-style-name="Standard">
      <style:text-properties officeooo:rsid="0008d67a" officeooo:paragraph-rsid="0008d67a"/>
    </style:style>
    <style:style style:name="P6" style:family="paragraph" style:parent-style-name="Standard">
      <style:text-properties officeooo:rsid="0008fb15" officeooo:paragraph-rsid="0008fb15"/>
    </style:style>
    <style:style style:name="P7" style:family="paragraph" style:parent-style-name="Standard">
      <style:text-properties officeooo:rsid="000a7d78" officeooo:paragraph-rsid="000a7d78"/>
    </style:style>
    <style:style style:name="P8" style:family="paragraph" style:parent-style-name="Standard">
      <style:text-properties officeooo:rsid="000c2a36" officeooo:paragraph-rsid="000c2a36"/>
    </style:style>
    <style:style style:name="P9" style:family="paragraph" style:parent-style-name="Standard">
      <style:text-properties officeooo:rsid="000d2408" officeooo:paragraph-rsid="000d2408"/>
    </style:style>
    <style:style style:name="T1" style:family="text">
      <style:text-properties officeooo:rsid="0004fde7"/>
    </style:style>
    <style:style style:name="T2" style:family="text">
      <style:text-properties officeooo:rsid="000711e0"/>
    </style:style>
    <style:style style:name="T3" style:family="text">
      <style:text-properties officeooo:rsid="000a8d05"/>
    </style:style>
    <style:style style:name="T4" style:family="text">
      <style:text-properties officeooo:rsid="000d4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es</text:p>
      <text:p text:style-name="P1"/>
      <text:p text:style-name="P1">ssh → secure shel</text:p>
      <text:p text:style-name="P1">scp → secure copy</text:p>
      <text:p text:style-name="P1">telnet → </text:p>
      <text:p text:style-name="P1"/>
      <text:p text:style-name="P2">which python3</text:p>
      <text:p text:style-name="P3">echo $PATH →<text:span text:style-name="T1"> notice . Is not there</text:span></text:p>
      <text:p text:style-name="P3"/>
      <text:p text:style-name="P4">nano .profile →<text:span text:style-name="T2"> Path variable is there</text:span></text:p>
      <text:p text:style-name="P4"/>
      <text:p text:style-name="P5">curl <text:a xlink:type="simple" xlink:href="http://luther.edu/" text:style-name="Internet_20_link" text:visited-style-name="Visited_20_Internet_20_Link">http://luther.edu</text:a></text:p>
      <text:p text:style-name="P5">curl -L <text:a xlink:type="simple" xlink:href="http://luther.edu/" text:style-name="Internet_20_link" text:visited-style-name="Visited_20_Internet_20_Link">http://luther.edu</text:a></text:p>
      <text:p text:style-name="P5"/>
      <text:p text:style-name="P6">wget</text:p>
      <text:p text:style-name="P6"/>
      <text:p text:style-name="P7">curl dictd://dict.org/d:computer:<text:span text:style-name="T3">fd-eng-scr</text:span></text:p>
      <text:p text:style-name="P7"/>
      <text:p text:style-name="P8">scp</text:p>
      <text:p text:style-name="P8"/>
      <text:p text:style-name="P9">netstat -tulp<text:span text:style-name="T4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3:01:23.155325029</meta:creation-date>
    <meta:generator>LibreOffice/5.1.4.2$Linux_X86_64 LibreOffice_project/10m0$Build-2</meta:generator>
    <dc:date>2017-02-23T13:50:20.172340535</dc:date>
    <meta:editing-duration>PT48M50S</meta:editing-duration>
    <meta:editing-cycles>13</meta:editing-cycles>
    <meta:document-statistic meta:table-count="0" meta:image-count="0" meta:object-count="0" meta:page-count="1" meta:paragraph-count="13" meta:word-count="39" meta:character-count="245" meta:non-whitespace-character-count="218"/>
  </office:meta>
</office:document-meta>
</file>